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false" fo:min-height="0.86cm" fo:min-width="0cm"/>
    </style:style>
    <style:style style:name="gr1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loext:graphic-properties draw:fill="none" draw:fill-color="#ffffff"/>
      <style:text-properties style:font-name="Open Sans" fo:font-size="15pt" style:font-size-asian="15pt" style:font-size-complex="15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text-properties style:font-name="Open Sans" fo:font-size="18pt" fo:font-weight="bold" style:font-size-asian="18pt" style:font-weight-asian="bold" style:font-size-complex="18pt" style:font-weight-complex="bold"/>
    </style:style>
    <style:style style:name="T1" style:family="text">
      <style:text-properties style:font-name="Open Sans" fo:font-size="15pt" style:font-size-asian="15pt" style:font-size-complex="15pt"/>
    </style:style>
    <style:style style:name="T2" style:family="text">
      <style:text-properties style:font-name="Open San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4" draw:id="id4">
          <draw:custom-shape draw:name="Freeform 342" draw:style-name="gr1" draw:text-style-name="P1" draw:layer="layout" svg:width="3cm" svg:height="0.89cm" svg:x="16.025cm" svg:y="6.4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8.454cm" svg:y="6.65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7.463cm" svg:y="6.65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8.129cm" svg:y="6.65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7.804cm" svg:y="6.65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6.816cm" svg:y="6.65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6.277cm" svg:y="6.70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7.141cm" svg:y="6.65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8.454cm" svg:y="6.93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7.463cm" svg:y="6.93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8.129cm" svg:y="6.93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7.804cm" svg:y="6.93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6.816cm" svg:y="6.93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7.141cm" svg:y="6.93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3" draw:id="id3">
          <draw:custom-shape draw:name="Freeform 246" draw:style-name="gr3" draw:text-style-name="P1" draw:layer="layout" svg:width="3cm" svg:height="3cm" svg:x="7.482cm" svg:y="5.4cm">
            <text:p/>
            <draw:enhanced-geometry draw:mirror-horizontal="false" draw:mirror-vertical="false" svg:viewBox="0 0 0 0" drawooo:sub-view-size="641 640" draw:text-areas="0 0 ?f104 ?f105"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7.667cm" svg:y="6.495cm">
            <text:p/>
            <draw:enhanced-geometry draw:mirror-horizontal="false" draw:mirror-vertical="false" svg:viewBox="0 0 0 0" drawooo:sub-view-size="172 107" draw:text-areas="0 0 ?f44 ?f45"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7.81cm" svg:y="7.883cm">
            <text:p/>
            <draw:enhanced-geometry draw:mirror-horizontal="false" draw:mirror-vertical="false" svg:viewBox="0 0 0 0" drawooo:sub-view-size="28 27" draw:text-areas="0 0 ?f12 ?f13"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8.207cm" svg:y="7.883cm">
            <text:p/>
            <draw:enhanced-geometry draw:mirror-horizontal="false" draw:mirror-vertical="false" svg:viewBox="0 0 0 0" drawooo:sub-view-size="27 27" draw:text-areas="0 0 ?f12 ?f13"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6.025cm" svg:y="17.93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8.454cm" svg:y="18.13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7.463cm" svg:y="18.13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8.129cm" svg:y="18.13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7.804cm" svg:y="18.13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6.816cm" svg:y="18.13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6.277cm" svg:y="18.18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7.141cm" svg:y="18.13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8.454cm" svg:y="18.41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7.463cm" svg:y="18.41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8.129cm" svg:y="18.41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7.804cm" svg:y="18.41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6.816cm" svg:y="18.41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7.141cm" svg:y="18.41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5" draw:id="id5" draw:layer="layout" svg:width="3cm" svg:height="1.74cm" svg:x="16.025cm" svg:y="11.061cm">
          <text:p/>
          <draw:enhanced-geometry draw:mirror-horizontal="false" draw:mirror-vertical="false" svg:viewBox="0 0 0 0" drawooo:sub-view-size="810 473" draw:text-areas="0 0 ?f52 ?f53"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7.732cm" svg:y="16.52cm">
            <text:p/>
            <draw:enhanced-geometry draw:mirror-horizontal="false" draw:mirror-vertical="false" svg:viewBox="0 0 0 0" drawooo:sub-view-size="426 593" draw:text-areas="0 0 ?f40 ?f41"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8.327cm" svg:y="17.162cm">
            <text:p/>
            <draw:enhanced-geometry draw:mirror-horizontal="false" draw:mirror-vertical="false" svg:viewBox="0 0 0 0" drawooo:sub-view-size="219 22" draw:text-areas="0 0 ?f16 ?f17"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9.358cm" svg:y="20.118cm">
            <text:p/>
            <draw:enhanced-geometry draw:mirror-horizontal="false" draw:mirror-vertical="false" svg:viewBox="0 0 0 0" drawooo:sub-view-size="77 22" draw:text-areas="0 0 ?f16 ?f17"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8.145cm" svg:y="20.118cm">
            <text:p/>
            <draw:enhanced-geometry draw:mirror-horizontal="false" draw:mirror-vertical="false" svg:viewBox="0 0 0 0" drawooo:sub-view-size="77 22" draw:text-areas="0 0 ?f16 ?f17"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8.327cm" svg:y="17.576cm">
            <text:p/>
            <draw:enhanced-geometry draw:mirror-horizontal="false" draw:mirror-vertical="false" svg:viewBox="0 0 0 0" drawooo:sub-view-size="219 22" draw:text-areas="0 0 ?f16 ?f17"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8.327cm" svg:y="17.987cm">
            <text:p/>
            <draw:enhanced-geometry draw:mirror-horizontal="false" draw:mirror-vertical="false" svg:viewBox="0 0 0 0" drawooo:sub-view-size="219 22" draw:text-areas="0 0 ?f16 ?f17"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2" draw:layer="layout" svg:width="5.1cm" svg:height="0.966cm" svg:x="6.432cm" svg:y="20.329cm">
          <draw:text-box>
            <text:p><text:span text:style-name="T1">Machine 1 (Server) </text:span></text:p>
          </draw:text-box>
        </draw:frame>
        <draw:frame draw:style-name="gr8" draw:text-style-name="P2" draw:layer="layout" svg:width="4cm" svg:height="0.966cm" svg:x="15.525cm" svg:y="19cm">
          <draw:text-box>
            <text:p><text:span text:style-name="T1">Switch/Router</text:span></text:p>
          </draw:text-box>
        </draw:frame>
        <draw:connector draw:style-name="gr9" draw:text-style-name="P3" draw:layer="layout" svg:x1="10.232cm" svg:y1="18.38cm" svg:x2="16.025cm" svg:y2="18.38cm" draw:start-shape="id1" draw:start-glue-point="1" draw:end-shape="id2" svg:d="M10232 18380h5793" svg:viewBox="0 0 5794 1">
          <text:p/>
        </draw:connector>
        <draw:frame draw:style-name="gr8" draw:text-style-name="P2" draw:layer="layout" svg:width="1.675cm" svg:height="0.966cm" svg:x="12.225cm" svg:y="17.4cm">
          <draw:text-box>
            <text:p><text:span text:style-name="T1">eth0</text:span></text:p>
          </draw:text-box>
        </draw:frame>
        <draw:frame draw:style-name="gr8" draw:text-style-name="P2" xml:id="id12" draw:id="id12" draw:layer="layout" svg:width="6.343cm" svg:height="0.966cm" svg:x="5.811cm" svg:y="15.429cm">
          <draw:text-box>
            <text:p><text:span text:style-name="T1">br0 (192.168.100.1/24)</text:span></text:p>
          </draw:text-box>
        </draw:frame>
        <draw:frame draw:style-name="gr8" draw:text-style-name="P2" draw:layer="layout" svg:width="5.1cm" svg:height="0.966cm" svg:x="6.432cm" svg:y="4.329cm">
          <draw:text-box>
            <text:p><text:span text:style-name="T1">Machine 2 (Client) </text:span></text:p>
          </draw:text-box>
        </draw:frame>
        <draw:frame draw:style-name="gr8" draw:text-style-name="P2" xml:id="id10" draw:id="id10" draw:layer="layout" svg:width="6.327cm" svg:height="0.966cm" svg:x="5.819cm" svg:y="8.5cm">
          <draw:text-box>
            <text:p><text:span text:style-name="T1">tap0 (192.168.100.2/24)</text:span></text:p>
          </draw:text-box>
        </draw:frame>
        <draw:connector draw:style-name="gr9" draw:text-style-name="P3" draw:layer="layout" draw:type="line" svg:x1="10.482cm" svg:y1="6.9cm" svg:x2="16.025cm" svg:y2="6.9cm" draw:start-shape="id3" draw:start-glue-point="1" draw:end-shape="id4" draw:end-glue-point="3" svg:d="M10482 6900h5543" svg:viewBox="0 0 5544 1">
          <text:p/>
        </draw:connector>
        <draw:frame draw:style-name="gr8" draw:text-style-name="P2" draw:layer="layout" svg:width="1.675cm" svg:height="0.966cm" svg:x="12.326cm" svg:y="5.936cm">
          <draw:text-box>
            <text:p><text:span text:style-name="T1">eth0</text:span></text:p>
          </draw:text-box>
        </draw:frame>
        <draw:frame draw:style-name="gr8" draw:text-style-name="P2" draw:layer="layout" svg:width="2.5cm" svg:height="0.966cm" svg:x="16.275cm" svg:y="11.636cm">
          <draw:text-box>
            <text:p><text:span text:style-name="T1">Internet</text:span></text:p>
          </draw:text-box>
        </draw:frame>
        <draw:connector draw:style-name="gr10" draw:text-style-name="P4" draw:layer="layout" svg:x1="17.525cm" svg:y1="7.345cm" svg:x2="17.525cm" svg:y2="11.061cm" draw:start-shape="id4" draw:start-glue-point="2" draw:end-shape="id5" draw:end-glue-point="0" svg:d="M17525 7345v3716" svg:viewBox="0 0 1 3717">
          <text:p/>
        </draw:connector>
        <draw:connector draw:style-name="gr10" draw:text-style-name="P4" draw:layer="layout" svg:x1="17.525cm" svg:y1="12.801cm" svg:x2="17.525cm" svg:y2="17.935cm" draw:start-shape="id5" draw:start-glue-point="2" draw:end-shape="id2" draw:end-glue-point="0" svg:d="M17525 12801v5134" svg:viewBox="0 0 1 5135">
          <text:p/>
        </draw:connector>
        <draw:frame draw:style-name="gr11" draw:text-style-name="P5" draw:layer="layout" svg:width="4.2cm" svg:height="1.11cm" svg:x="9.5cm" svg:y="10.8cm">
          <draw:text-box>
            <text:p><text:span text:style-name="T2">VPN Bridge</text:span></text:p>
          </draw:text-box>
        </draw:frame>
        <draw:frame draw:style-name="gr8" draw:text-style-name="P2" draw:layer="layout" svg:width="4cm" svg:height="0.966cm" svg:x="15.525cm" svg:y="5.3cm">
          <draw:text-box>
            <text:p><text:span text:style-name="T1">Switch/Router</text:span></text:p>
          </draw:text-box>
        </draw:frame>
        <draw:frame draw:style-name="gr8" draw:text-style-name="P2" xml:id="id6" draw:id="id6" draw:layer="layout" svg:width="2.026cm" svg:height="0.966cm" svg:x="0.974cm" svg:y="8.5cm">
          <draw:text-box>
            <text:p><text:span text:style-name="T1">LAN 2</text:span></text:p>
          </draw:text-box>
        </draw:frame>
        <draw:frame draw:style-name="gr8" draw:text-style-name="P2" xml:id="id7" draw:id="id7" draw:layer="layout" svg:width="1.626cm" svg:height="0.966cm" svg:x="3.674cm" svg:y="8.5cm">
          <draw:text-box>
            <text:p><text:span text:style-name="T1">eth1</text:span></text:p>
          </draw:text-box>
        </draw:frame>
        <draw:connector draw:style-name="gr10" draw:text-style-name="P4" draw:layer="layout" svg:x1="3cm" svg:y1="8.983cm" svg:x2="3.674cm" svg:y2="8.983cm" draw:start-shape="id6" draw:start-glue-point="1" draw:end-shape="id7" draw:end-glue-point="3" svg:d="M3000 8983h674" svg:viewBox="0 0 675 1">
          <text:p/>
        </draw:connector>
        <draw:frame draw:style-name="gr8" draw:text-style-name="P2" xml:id="id8" draw:id="id8" draw:layer="layout" svg:width="2.026cm" svg:height="0.966cm" svg:x="0.974cm" svg:y="13.3cm">
          <draw:text-box>
            <text:p><text:span text:style-name="T1">LAN 1</text:span></text:p>
          </draw:text-box>
        </draw:frame>
        <draw:frame draw:style-name="gr8" draw:text-style-name="P2" xml:id="id9" draw:id="id9" draw:layer="layout" svg:width="1.626cm" svg:height="0.966cm" svg:x="3.674cm" svg:y="13.3cm">
          <draw:text-box>
            <text:p><text:span text:style-name="T1">eth1</text:span></text:p>
          </draw:text-box>
        </draw:frame>
        <draw:connector draw:style-name="gr10" draw:text-style-name="P4" draw:layer="layout" svg:x1="3cm" svg:y1="13.783cm" svg:x2="3.674cm" svg:y2="13.783cm" draw:start-shape="id8" draw:start-glue-point="1" draw:end-shape="id9" draw:end-glue-point="3" svg:d="M3000 13783h674" svg:viewBox="0 0 675 1">
          <text:p/>
        </draw:connector>
        <draw:frame draw:style-name="gr8" draw:text-style-name="P2" xml:id="id11" draw:id="id11" draw:layer="layout" svg:width="1.626cm" svg:height="0.966cm" svg:x="8.169cm" svg:y="13.3cm">
          <draw:text-box>
            <text:p><text:span text:style-name="T1">tap0</text:span></text:p>
          </draw:text-box>
        </draw:frame>
        <draw:connector draw:style-name="gr10" draw:text-style-name="P4" draw:layer="layout" svg:x1="8.982cm" svg:y1="9.466cm" svg:x2="8.982cm" svg:y2="13.3cm" draw:start-shape="id10" draw:start-glue-point="2" draw:end-shape="id11" draw:end-glue-point="0" svg:d="M8982 9466v3834" svg:viewBox="0 0 1 3835">
          <text:p/>
        </draw:connector>
        <draw:connector draw:style-name="gr12" draw:text-style-name="P3" draw:layer="layout" draw:type="curve" svg:x1="4.487cm" svg:y1="14.266cm" svg:x2="5.811cm" svg:y2="15.912cm" draw:start-shape="id9" draw:start-glue-point="2" draw:end-shape="id12" draw:end-glue-point="3" svg:d="M4487 14266c0 1098 441 1646 1324 1646" svg:viewBox="0 0 1325 1647">
          <text:p/>
        </draw:connector>
        <draw:connector draw:style-name="gr12" draw:text-style-name="P3" draw:layer="layout" draw:type="line" svg:x1="8.982cm" svg:y1="14.266cm" svg:x2="8.982cm" svg:y2="15.429cm" draw:start-shape="id11" draw:start-glue-point="2" draw:end-shape="id12" draw:end-glue-point="0" svg:d="M8982 14266v1163" svg:viewBox="0 0 1 116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3:16:07.822574597</meta:creation-date>
    <dc:date>2017-08-28T15:24:21.972865921</dc:date>
    <meta:editing-duration>PT1H12M34S</meta:editing-duration>
    <meta:editing-cycles>29</meta:editing-cycles>
    <meta:generator>LibreOffice/5.3.3.2$Linux_X86_64 LibreOffice_project/30m0$Build-2</meta:generator>
    <meta:document-statistic meta:object-count="67"/>
  </office:meta>
</office:document-meta>
</file>